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0ebd"/>
    </style:style>
    <style:style style:name="P2" style:family="paragraph" style:parent-style-name="Heading_20_2">
      <style:text-properties fo:font-style="normal" style:font-style-asian="normal" style:font-style-complex="normal"/>
    </style:style>
    <style:style style:name="P3" style:family="paragraph" style:parent-style-name="Heading_20_1">
      <style:paragraph-properties fo:text-align="center" style:justify-single-word="false"/>
      <style:text-properties officeooo:rsid="001cee3e" officeooo:paragraph-rsid="001cee3e"/>
    </style:style>
    <style:style style:name="P4" style:family="paragraph" style:parent-style-name="Heading_20_1">
      <style:text-properties officeooo:rsid="00220762" officeooo:paragraph-rsid="00229d8c"/>
    </style:style>
    <style:style style:name="P5" style:family="paragraph" style:parent-style-name="Text_20_body" style:list-style-name="L1">
      <style:text-properties officeooo:paragraph-rsid="00200ebd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1e1969" officeooo:paragraph-rsid="001e1969"/>
    </style:style>
    <style:style style:name="P7" style:family="paragraph" style:parent-style-name="Text_20_body" style:list-style-name="L2">
      <style:text-properties officeooo:rsid="001ee920" officeooo:paragraph-rsid="00200ebd"/>
    </style:style>
    <style:style style:name="P8" style:family="paragraph" style:parent-style-name="Text_20_body" style:list-style-name="L2">
      <style:text-properties officeooo:rsid="00200ebd" officeooo:paragraph-rsid="00200ebd"/>
    </style:style>
    <style:style style:name="P9" style:family="paragraph" style:parent-style-name="Text_20_body" style:list-style-name="L3">
      <style:text-properties officeooo:rsid="00200ebd" officeooo:paragraph-rsid="00200ebd"/>
    </style:style>
    <style:style style:name="P10" style:family="paragraph" style:parent-style-name="Text_20_body" style:list-style-name="L4">
      <style:text-properties officeooo:rsid="00200ebd" officeooo:paragraph-rsid="00200ebd"/>
    </style:style>
    <style:style style:name="P11" style:family="paragraph" style:parent-style-name="Text_20_body" style:list-style-name="L4">
      <style:text-properties officeooo:rsid="0020bf61" officeooo:paragraph-rsid="0020bf61"/>
    </style:style>
    <style:style style:name="T1" style:family="text">
      <style:text-properties officeooo:rsid="001e1969"/>
    </style:style>
    <style:style style:name="T2" style:family="text">
      <style:text-properties officeooo:rsid="001ee920"/>
    </style:style>
    <style:style style:name="T3" style:family="text">
      <style:text-properties officeooo:rsid="00200eb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bf61" style:font-style-asian="normal" style:font-style-complex="normal"/>
    </style:style>
    <style:style style:name="T7" style:family="text">
      <style:text-properties fo:font-style="normal" officeooo:rsid="00220762" style:font-style-asian="normal" style:font-style-complex="normal"/>
    </style:style>
    <style:style style:name="T8" style:family="text">
      <style:text-properties fo:font-style="normal" officeooo:rsid="00245a6b" style:font-style-asian="normal" style:font-style-complex="normal"/>
    </style:style>
    <style:style style:name="T9" style:family="text">
      <style:text-properties officeooo:rsid="00229d8c"/>
    </style:style>
    <style:style style:name="T10" style:family="text">
      <style:text-properties officeooo:rsid="00245a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JETO</text:h>
      <text:h text:style-name="P3" text:outline-level="1">Análise genômica dos perfis de macrófagos durante o desenvolvimento de Fibrose Pulmonar Idiopática</text:h>
      <text:h text:style-name="Heading_20_2" text:outline-level="2"/>
      <text:h text:style-name="Heading_20_2" text:outline-level="2">Objetivo <text:span text:style-name="T1">Geral</text:span>:</text:h>
      <text:p text:style-name="Text_20_body"><text:tab/><text:span text:style-name="T1">Identificar biomarcadores genéticos correlacionados com a cinética histopatológica da Fibrose Pulmonar Idiopática.</text:span></text:p>
      <text:h text:style-name="Heading_20_2" text:outline-level="2">Objetivos Específicos:</text:h>
      <text:list xml:id="list9044112277640943066" text:style-name="L1">
        <text:list-item>
          <text:p text:style-name="P6">Mapear o perfil temporal do enriquecimento de assinaturas genéticas de subtipos de macrófagos em modelos animais de Fibrose Pulmonar Idiopática;</text:p>
        </text:list-item>
        <text:list-item>
          <text:p text:style-name="P6">Construir razão de biomarcadores capaz de mimetizar <text:span text:style-name="T9">o</text:span>s perfis identificados no item (1);</text:p>
        </text:list-item>
        <text:list-item>
          <text:p text:style-name="P5"><text:span text:style-name="T2">Mapear o perfil temporal da razão construída no item (2) em pacientes com Fibrose Pulmonar Idiopática em </text:span>diferentes<text:span text:style-name="T2"> estágios histopatológicos.</text:span></text:p>
        </text:list-item>
      </text:list>
      <text:h text:style-name="Heading_20_2" text:outline-level="2">Problema Abordado:</text:h>
      <text:p text:style-name="P1"><text:tab/><text:span text:style-name="T9">Determinar se a cinética de macrófagos pulmonares explica o desenvolvimento de Fibrose Pulmonar Idiopática.</text:span></text:p>
      <text:h text:style-name="Heading_20_2" text:outline-level="2">Justificativa:</text:h>
      <text:list xml:id="list7217157698033284546" text:style-name="L2">
        <text:list-item>
          <text:p text:style-name="P7">Necessidade de biomarcadores para (1) determinar a velocidade de progressão histopatológica do paciente com Fibrose Pulmonar <text:span text:style-name="T3">Idiopática</text:span>; e (2) prever o desenvolvimento de Fibrose Pulmonar <text:span text:style-name="T3">Idiopática</text:span> <text:span text:style-name="T3">futuramente </text:span>em pacientes <text:span text:style-name="T3">suspeitos;</text:span></text:p>
        </text:list-item>
        <text:list-item>
          <text:p text:style-name="P8">Necessidade de identificar alvos terapêuticos atuantes em diferentes estágios da Fibrose Pulmonar<text:span text:style-name="T2"> </text:span>Idiopática.</text:p>
        </text:list-item>
      </text:list>
      <text:h text:style-name="Heading_20_2" text:outline-level="2">Principais Resultados Esperados:</text:h>
      <text:list xml:id="list5719696249793280264" text:style-name="L3">
        <text:list-item>
          <text:p text:style-name="P9">Obter uma razão <text:span text:style-name="T10">de expressão </text:span>entre dois conjuntos de genes que tenha correlação direta com o desenvolvimento histopatológico da Fibrose Pulmonar<text:span text:style-name="T2"> </text:span>Idiopática;</text:p>
        </text:list-item>
        <text:list-item>
          <text:p text:style-name="P9">Determinar o perfil temporal dos subtipos de macrófagos tanto em modelos animais de Fibrose Pulmonar Idiopática quanto em pacientes com a doença;</text:p>
        </text:list-item>
        <text:list-item>
          <text:p text:style-name="P9"><text:soft-page-break/>Ratificar ou retificar os perfis temporais de macrófagos, nas condições acima descritas, observados hoje por técnicas não-genômicas;</text:p>
        </text:list-item>
        <text:list-item>
          <text:p text:style-name="P9">Observação dos diferentes <text:span text:style-name="T4">pathways </text:span><text:span text:style-name="T5">atuantes nos diferentes estágios da Fibrose Pulmonar Idiopática.</text:span></text:p>
        </text:list-item>
      </text:list>
      <text:h text:style-name="P2" text:outline-level="2">Contribuição Científica do Estudo:</text:h>
      <text:list xml:id="list344618755266816754" text:style-name="L4">
        <text:list-item>
          <text:p text:style-name="P10"><text:span text:style-name="T5">Um artigo científico com análise genômica temporal dos subtipos de macrófagos e </text:span><text:span text:style-name="T4">pathways </text:span><text:span text:style-name="T5">envolvidos no desenvolvimento de Fibrose Pulmonar Idiopática – modelos animais e humanos</text:span><text:span text:style-name="T8"> —,</text:span><text:span text:style-name="T5"> descrevendo a base genômica para a razão de biomarcadores construída.</text:span></text:p>
        </text:list-item>
        <text:list-item>
          <text:p text:style-name="P10"><text:span text:style-name="T5">Um artigo científico com testes de validação da correlação entre a razão construída </text:span><text:span text:style-name="T6">(e sua derivada) e a histopatologia das pacientes com Fibrose Pulmonar Idiopática.</text:span></text:p>
        </text:list-item>
        <text:list-item>
          <text:p text:style-name="P11"><text:span text:style-name="T6">B</text:span><text:span text:style-name="T5">ases genômicas para seleção de analitos em posterior projeto de tese de doutora</text:span><text:span text:style-name="T8">ment</text:span><text:span text:style-name="T5">o a ser submetida pelo Programa de Pós-Graduação _____________________________ </text:span><text:span text:style-name="T7">do Hospital de Clínicas de Porto Aleg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Times New Roman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Times New Roman1" fo:font-family="'Times New Roman'" style:font-style-name="Negrito" style:font-family-generic="roman" style:font-pitch="variable" fo:font-size="140%" fo:letter-spacing="0.035cm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Negrito" style:font-family-generic="roman" style:font-pitch="variable" fo:font-size="12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8:56:26.942000000</meta:creation-date>
    <dc:date>2018-06-14T19:43:31.494000000</dc:date>
    <meta:editing-duration>PT1H28M9S</meta:editing-duration>
    <meta:editing-cycles>2</meta:editing-cycles>
    <meta:generator>LibreOffice/4.3.7.2$Windows_x86 LibreOffice_project/8a35821d8636a03b8bf4e15b48f59794652c68ba</meta:generator>
    <meta:document-statistic meta:table-count="0" meta:image-count="0" meta:object-count="0" meta:page-count="2" meta:paragraph-count="22" meta:word-count="323" meta:character-count="2355" meta:non-whitespace-character-count="2063"/>
  </office:meta>
</office:document-meta>
</file>